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44f25" officeooo:paragraph-rsid="00144f2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7db74" officeooo:paragraph-rsid="0017db7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4f25" officeooo:paragraph-rsid="00144f2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db74" officeooo:paragraph-rsid="0017db74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bed9" officeooo:paragraph-rsid="0011bed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2aef" officeooo:paragraph-rsid="00132ae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bed9" officeooo:paragraph-rsid="0011bed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db74" officeooo:paragraph-rsid="0017db7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632e" officeooo:paragraph-rsid="0019632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632e" officeooo:paragraph-rsid="0019632e" style:font-style-asian="normal" style:font-weight-asian="bold" style:font-style-complex="normal" style:font-weight-complex="bold"/>
    </style:style>
    <style:style style:name="T1" style:family="text">
      <style:text-properties officeooo:rsid="0011bed9"/>
    </style:style>
    <style:style style:name="T2" style:family="text">
      <style:text-properties officeooo:rsid="00132aef"/>
    </style:style>
    <style:style style:name="T3" style:family="text">
      <style:text-properties officeooo:rsid="0015fb1a"/>
    </style:style>
    <style:style style:name="T4" style:family="text">
      <style:text-properties officeooo:rsid="0016d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224" style:font-weight-asian="bold" style:font-weight-complex="bold"/>
    </style:style>
    <style:style style:name="T7" style:family="text">
      <style:text-properties officeooo:rsid="001a87de"/>
    </style:style>
    <style:style style:name="T8" style:family="text">
      <style:text-properties officeooo:rsid="001cf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urnal et avancement du projet :</text:p>
      <text:p text:style-name="P7"/>
      <text:p text:style-name="P7">Jeudi 27/04/2017 : <text:span text:style-name="T3">(Pré-projet : Gaufre empoisonnée)</text:span></text:p>
      <text:p text:style-name="P9"><text:tab/>- Présentation du projet et du pré-projet.</text:p>
      <text:p text:style-name="P9"><text:tab/>- Constitution des groupes.</text:p>
      <text:p text:style-name="P9"><text:tab/>- Discussion sur l’architecture à adopter pour l’implémentation :</text:p>
      <text:p text:style-name="P9"><text:tab/><text:tab/>* Diagramme UML.</text:p>
      <text:p text:style-name="P9"><text:tab/><text:tab/>* Cahier de charge de l’IHM.</text:p>
      <text:p text:style-name="P9"><text:tab/><text:tab/>* Algorithmes qui génèrnet les coups à jouer par l’IA selon la difficul<text:span text:style-name="T1">té.</text:span></text:p>
      <text:p text:style-name="P9"><text:tab/><text:tab/>* <text:span text:style-name="T1">Etude de JavaFX.</text:span></text:p>
      <text:p text:style-name="P9"/>
      <text:p text:style-name="P8">Vendredi 28/04/2017 :</text:p>
      <text:p text:style-name="P5"><text:tab/>- <text:span text:style-name="T2">Essais avec JavaFX</text:span></text:p>
      <text:p text:style-name="P5"><text:tab/>- <text:span text:style-name="T2">Implémentation du jeu manuel, et des IA Facile-Moyenne et mise en place d’un affichage <text:tab/> <text:s text:c="2"/>textuel pour pouvoir tester avant la fin de l’affichage graphique.</text:span></text:p>
      <text:p text:style-name="P5"><text:tab/>- <text:span text:style-name="T2">Développement de l’interface graphique pour le jeu en JavaFX.</text:span></text:p>
      <text:p text:style-name="P6"><text:tab/>- Début de l’implémentation de l’algorithme MINIMAX pour l’IA dificile</text:p>
      <text:p text:style-name="P6"><text:tab/>- Codage de l’IHM</text:p>
      <text:p text:style-name="P6"/>
      <text:p text:style-name="P1">Mardi 2/5/2017 :</text:p>
      <text:p text:style-name="P3"><text:tab/>- <text:span text:style-name="T4">Présentation de l’avancement du pré-projet et des difficultés rencontrées.</text:span></text:p>
      <text:p text:style-name="P3"><text:tab/>- <text:span text:style-name="T4">Suite des corrections sur l’algorithme Minimax pour l’IA.</text:span></text:p>
      <text:p text:style-name="P3"><text:tab/>- <text:span text:style-name="T4">Suite de l’intégration de la partie moteur et affichage graphique.</text:span></text:p>
      <text:p text:style-name="P3"><text:tab/>- <text:span text:style-name="T4">Présentation des jeux pour le projet et attribution du jeu </text:span><text:span text:style-name="T6">Pingouin </text:span><text:span text:style-name="T4">à notre groupe.</text:span></text:p>
      <text:p text:style-name="P3"><text:tab/>- <text:span text:style-name="T4">Présentation sur les techniques de conception d’IHM et sur les pièges à éviter.</text:span></text:p>
      <text:p text:style-name="P3"/>
      <text:p text:style-name="P2">Mercredi 3/5/2017 ( Projet: Pingouin) </text:p>
      <text:p text:style-name="P4"><text:tab/>- Prise en main du jeu <text:span text:style-name="T5">Pingouin </text:span>et compréhension des règles et des contraintes.</text:p>
      <text:p text:style-name="P4"><text:tab/>- Discussion sur l’architecture de l’implémentation et sur les structures de données <text:tab/><text:tab/>adéquates.</text:p>
      <text:p text:style-name="P4"><text:tab/>- Diagramme UML pour la représentation de l’architecture retenue.</text:p>
      <text:p text:style-name="P4"><text:tab/>- Début de la conception de l’IHM sur papier.</text:p>
      <text:p text:style-name="P4"/>
      <text:p text:style-name="P12">Jeudi 4/5/2017 :</text:p>
      <text:p text:style-name="P11"><text:tab/>- Conception du jeu textuel en utilisant un fichier texte qui décrit le plateau.</text:p>
      <text:p text:style-name="P11"><text:tab/>- <text:span text:style-name="T7">Fin du jeu manuel.</text:span></text:p>
      <text:p text:style-name="P11"><text:tab/>- <text:span text:style-name="T7">Conception de la fenêtre graphique et le plateau de jeu.</text:span></text:p>
      <text:p text:style-name="P11"><text:tab/>- <text:span text:style-name="T8">Début des implémentations des différentes I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53:07.051700189</meta:creation-date>
    <meta:generator>LibreOffice/5.1.6.2$Linux_X86_64 LibreOffice_project/10m0$Build-2</meta:generator>
    <dc:date>2017-05-04T17:03:58.981667937</dc:date>
    <meta:editing-duration>PT2H53M11S</meta:editing-duration>
    <meta:editing-cycles>13</meta:editing-cycles>
    <meta:document-statistic meta:table-count="0" meta:image-count="0" meta:object-count="0" meta:page-count="1" meta:paragraph-count="31" meta:word-count="267" meta:character-count="1665" meta:non-whitespace-character-count="1392"/>
  </office:meta>
</office:document-meta>
</file>